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7.2069in" fo:margin-left="-0.0785in" table:align="left" style:writing-mode="lr-tb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6.50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1.8972in" fo:keep-together="auto"/>
    </style:style>
    <style:style style:name="Table2" style:family="table">
      <style:table-properties style:width="7.2069in" fo:margin-left="-0.0785in" table:align="left" style:writing-mode="lr-tb"/>
    </style:style>
    <style:style style:name="Table2.A" style:family="table-column">
      <style:table-column-properties style:column-width="1.95in"/>
    </style:style>
    <style:style style:name="Table2.B" style:family="table-column">
      <style:table-column-properties style:column-width="5.256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3521in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officeooo:rsid="00161cad" officeooo:paragraph-rsid="00161cad"/>
    </style:style>
    <style:style style:name="P3" style:family="paragraph" style:parent-style-name="Standard">
      <style:paragraph-properties fo:margin-left="0.25in" fo:margin-right="0in" fo:text-indent="0in" style:auto-text-indent="false"/>
    </style:style>
    <style:style style:name="P4" style:family="paragraph" style:parent-style-name="Standard">
      <style:paragraph-properties fo:margin-left="0.25in" fo:margin-right="0in" fo:text-indent="0in" style:auto-text-indent="false"/>
      <style:text-properties fo:font-size="10pt" style:font-size-asian="10pt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fo:font-style="italic" officeooo:rsid="00161cad" officeooo:paragraph-rsid="0017b82d" style:font-style-asian="italic" style:font-style-complex="italic"/>
    </style:style>
    <style:style style:name="P6" style:family="paragraph" style:parent-style-name="Standard">
      <style:paragraph-properties fo:margin-left="0in" fo:margin-right="0.05in" fo:text-indent="0in" style:auto-text-indent="false" style:snap-to-layout-grid="false"/>
    </style:style>
    <style:style style:name="P7" style:family="paragraph" style:parent-style-name="Heading">
      <style:paragraph-properties fo:text-align="start" style:justify-single-word="false"/>
      <style:text-properties fo:font-size="12pt" style:font-size-asian="12pt"/>
    </style:style>
    <style:style style:name="P8" style:family="paragraph" style:parent-style-name="Standard" style:list-style-name="WW8Num4"/>
    <style:style style:name="P9" style:family="paragraph" style:parent-style-name="Standard" style:list-style-name="WW8Num4">
      <style:text-properties officeooo:paragraph-rsid="001bba39"/>
    </style:style>
    <style:style style:name="P10" style:family="paragraph" style:parent-style-name="Standard" style:list-style-name="WW8Num4">
      <style:text-properties fo:language="en" fo:country="US" fo:font-style="italic" style:font-style-asian="italic" style:font-style-complex="italic"/>
    </style:style>
    <style:style style:name="P11" style:family="paragraph" style:parent-style-name="Standard" style:list-style-name="WW8Num4">
      <style:text-properties fo:font-style="italic" style:font-style-asian="italic" style:font-style-complex="italic"/>
    </style:style>
    <style:style style:name="P12" style:family="paragraph" style:parent-style-name="Standard" style:list-style-name="WW8Num3"/>
    <style:style style:name="P13" style:family="paragraph" style:parent-style-name="Standard" style:list-style-name="WW8Num4">
      <style:text-properties fo:font-size="10pt" style:font-size-asian="10pt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style:snap-to-layout-grid="false"/>
      <style:text-properties officeooo:rsid="0016f009" officeooo:paragraph-rsid="00161cad"/>
    </style:style>
    <style:style style:name="P16" style:family="paragraph" style:parent-style-name="Standard">
      <style:paragraph-properties fo:margin-left="0.25in" fo:margin-right="0in" fo:text-indent="0in" style:auto-text-indent="false"/>
    </style:style>
    <style:style style:name="P17" style:family="paragraph" style:parent-style-name="Standard">
      <style:paragraph-properties fo:margin-left="0in" fo:margin-right="0.05in" fo:text-indent="0in" style:auto-text-indent="false" style:snap-to-layout-grid="false"/>
    </style:style>
    <style:style style:name="P18" style:family="paragraph" style:parent-style-name="Heading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1cad" style:font-style-asian="italic" style:font-style-complex="italic"/>
    </style:style>
    <style:style style:name="T3" style:family="text">
      <style:text-properties fo:font-style="italic" officeooo:rsid="0016f009" style:font-style-asian="italic" style:font-style-complex="italic"/>
    </style:style>
    <style:style style:name="T4" style:family="text">
      <style:text-properties fo:font-style="italic" officeooo:rsid="0017b82d" style:font-style-asian="italic" style:font-style-complex="italic"/>
    </style:style>
    <style:style style:name="T5" style:family="text">
      <style:text-properties fo:font-style="italic" officeooo:rsid="001a2d71" style:font-style-asian="italic" style:font-style-complex="italic"/>
    </style:style>
    <style:style style:name="T6" style:family="text">
      <style:text-properties officeooo:rsid="00161cad"/>
    </style:style>
    <style:style style:name="T7" style:family="text">
      <style:text-properties officeooo:rsid="0016f009"/>
    </style:style>
    <style:style style:name="T8" style:family="text">
      <style:text-properties officeooo:rsid="0017b8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едицинский опросник участника похода</text:p>
      <text:p text:style-name="Heading"/>
      <text:p text:style-name="P7">Ответьте, пожалуйста, на вопросы анкеты. Вся указанная Вами информация конфиденциальна и будет доступна только для руководителя и медика группы.</text:p>
      <text:p text:style-name="Standard"/>
      <text:list xml:id="list1830871040996200729" text:style-name="WW8Num4">
        <text:list-item>
          <text:p text:style-name="P8">ФИО: </text:p>
        </text:list-item>
      </text:list>
      <text:p text:style-name="Standard"/>
      <text:list xml:id="list234758106809941" text:continue-numbering="true" text:style-name="WW8Num4">
        <text:list-item>
          <text:p text:style-name="P8">Ваша группа крови (если знаете)</text:p>
          <text:list>
            <text:list-item>
              <text:p text:style-name="P10"/>
            </text:list-item>
          </text:list>
        </text:list-item>
        <text:list-item>
          <text:p text:style-name="P8">Резус-фактор (если знаете)</text:p>
          <text:list>
            <text:list-item>
              <text:p text:style-name="P11"/>
            </text:list-item>
          </text:list>
        </text:list-item>
      </text:list>
      <text:p text:style-name="P3"/>
      <text:list xml:id="list234757731435332" text:continue-numbering="true" text:style-name="WW8Num4">
        <text:list-item>
          <text:p text:style-name="P8">Обнаружена ли у Вас аллергия на</text:p>
        </text:list-item>
      </text:list>
      <text:p text:style-name="P3">- какие-либо лекарства (нужное подчеркнуть)?</text:p>
      <text:list xml:id="list234758026240267" text:continue-numbering="true" text:style-name="WW8Num4">
        <text:list-item>
          <text:list>
            <text:list-item>
              <text:p text:style-name="P8">пенициллины<text:tab/><text:span text:style-name="T1">не</text:span><text:span text:style-name="T5">т <text:s/>да</text:span></text:p>
            </text:list-item>
            <text:list-item>
              <text:p text:style-name="P8">сульфаниламиды<text:tab/><text:span text:style-name="T1">нет <text:s/></text:span><text:span text:style-name="T5">да</text:span></text:p>
            </text:list-item>
            <text:list-item>
              <text:p text:style-name="P8">новокаин<text:tab/><text:tab/><text:span text:style-name="T1">нет <text:s/></text:span><text:span text:style-name="T5">да</text:span></text:p>
            </text:list-item>
            <text:list-item>
              <text:p text:style-name="P8">другие<text:tab/><text:tab/><text:tab/><text:span text:style-name="T3">нет </text:span><text:span text:style-name="T5">да</text:span></text:p>
            </text:list-item>
          </text:list>
        </text:list-item>
      </text:list>
      <text:p text:style-name="P3"/>
      <text:list xml:id="list821648450505455312" text:style-name="WW8Num3">
        <text:list-item>
          <text:p text:style-name="P12">другие аллергены?</text:p>
        </text:list-item>
      </text:list>
      <text:list xml:id="list234758284477299" text:continue-list="list234758026240267" text:style-name="WW8Num4">
        <text:list-item>
          <text:list>
            <text:list-item>
              <text:p text:style-name="P8">Пыльца <text:span text:style-name="T3">нет <text:s/></text:span><text:span text:style-name="T5">да</text:span></text:p>
            </text:list-item>
            <text:list-item>
              <text:p text:style-name="P8">пищевые продукты <text:span text:style-name="T3">нет <text:s/></text:span><text:span text:style-name="T5">да</text:span></text:p>
            </text:list-item>
            <text:list-item>
              <text:p text:style-name="P8">другое <text:span text:style-name="T3">нет <text:s/></text:span><text:span text:style-name="T5">да</text:span></text:p>
            </text:list-item>
          </text:list>
        </text:list-item>
      </text:list>
      <text:p text:style-name="P3"/>
      <text:list xml:id="list234757760431030" text:continue-numbering="true" text:style-name="WW8Num4">
        <text:list-item>
          <text:p text:style-name="P8">Страдаете ли какими-либо заболеваниями? Если да, расскажите, пожалуйста, об истории вашего заболевания, его внешних проявлениях, факторах, провоцирующих обострение и способах лечения этих обострений.</text:p>
        </text:list-item>
      </text:list>
      <text:p text:style-name="P4">Возможные варианты :-)</text:p>
      <text:list xml:id="list234757028442917" text:continue-numbering="true" text:style-name="WW8Num4">
        <text:list-item>
          <text:list>
            <text:list-item>
              <text:p text:style-name="P13">Органы дыхания – частые простудные заболевания, хронический бронхит, бронхиальная астма</text:p>
            </text:list-item>
            <text:list-item>
              <text:p text:style-name="P13">Сердечно-сосудистая система – пороки сердца (пролапс митрального клапана и др.), артериальная гипертензия (повышенное давление)</text:p>
            </text:list-item>
            <text:list-item>
              <text:p text:style-name="P13">Мочеполовая система</text:p>
            </text:list-item>
            <text:list-item>
              <text:p text:style-name="P13">Пищеварительная система – гастрит, язвенная болезнь, гепатиты</text:p>
            </text:list-item>
            <text:list-item>
              <text:p text:style-name="P13">Эндокринная система – сахарный диабет, аутоиммунный тиреоидит</text:p>
            </text:list-item>
            <text:list-item>
              <text:p text:style-name="P13">Органы зрения, слуха, равновесия – близорукость; напишите, если вас часто укачивает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4758688708424" text:continue-numbering="true" text:style-name="WW8Num4">
        <text:list-item>
          <text:p text:style-name="P8">Есть ли у Вас суставы, которые регулярно Вас беспокоят (колени, голеностоп)? Если да, применяете ли Вы эластичные бинты, наколенники, лекарства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4758334527461" text:continue-numbering="true" text:style-name="WW8Num4">
        <text:list-item>
          <text:p text:style-name="P8"><text:soft-page-break/>Перечислите, пожалуйста, перенесённые Вами заболевания и травмы.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Год</text:p>
          </table:table-cell>
          <table:table-cell table:style-name="Table1.B1" office:value-type="string">
            <text:p text:style-name="Standard">Заболевание, травма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5"/>
          </table:table-cell>
        </table:table-row>
      </table:table>
      <text:p text:style-name="Standard"/>
      <text:list xml:id="list234757881330969" text:continue-numbering="true" text:style-name="WW8Num4">
        <text:list-item>
          <text:p text:style-name="P8">Являетесь ли вы носителем какого-либо инфекционного заболевания (какого?)? <text:span text:style-name="T3">нет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34758107763683" text:continue-numbering="true" text:style-name="WW8Num4">
        <text:list-item>
          <text:p text:style-name="P8">Принимаете ли Вы постоянно какие-либо лекарства? Если да, то какие, с какой целью, в какой дозировке, как часто?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Препарат</text:p>
          </table:table-cell>
          <table:table-cell table:style-name="Table2.B1" office:value-type="string">
            <text:p text:style-name="Standard">Назначение, дозировка, частота и способ введения </text:p>
          </table:table-cell>
        </table:table-row>
        <table:table-row table:style-name="Table2.2">
          <table:table-cell table:style-name="Table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2.B1" office:value-type="string">
            <text:p text:style-name="P1"/>
            <text:p text:style-name="P1"/>
          </table:table-cell>
        </table:table-row>
      </table:table>
      <text:p text:style-name="Standard"/>
      <text:list xml:id="list234757860620793" text:continue-numbering="true" text:style-name="WW8Num4">
        <text:list-item>
          <text:p text:style-name="P9">На какой максимальной высоте Вы были?</text:p>
        </text:list-item>
      </text:list>
      <text:p text:style-name="Standard"/>
      <text:p text:style-name="Standard"/>
      <text:list xml:id="list234757563563793" text:continue-numbering="true" text:style-name="WW8Num4">
        <text:list-item>
          <text:p text:style-name="P8">Как Вы переносите высоту? Какие симптомы Вы наблюдаете при акклиматизации, как быстро они проходят, чем купируются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Дата ___________<text:span text:style-name="T7"> </text:span>20___<text:span text:style-name="T7"> </text:span>г<text:tab/><text:tab/><text:tab/><text:tab/><text:tab/><text:tab/>Подпись ________________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6pt" style:font-size-asian="16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1z1" style:num-suffix="." text:bullet-char="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1z3" style:num-suffix=".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6" text:style-name="WW8Num1z2" style:num-suffix=".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8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9" text:style-name="WW8Num1z3" style:num-suffix="." text:bullet-char="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2z1" style:num-suffix="." text:bullet-char="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2z3" style:num-suffix=".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6" text:style-name="WW8Num2z2" style:num-suffix=".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8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9" text:style-name="WW8Num2z3" style:num-suffix="." text:bullet-char="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4z1" style:num-suffix="." text:bullet-char="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4z3" style:num-suffix=".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6" text:style-name="WW8Num4z2" style:num-suffix=".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8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9" text:style-name="WW8Num4z3" style:num-suffix="." text:bullet-char="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744in" fo:margin-bottom="0.3752in" fo:margin-left="0.5in" fo:margin-right="0.5902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едицинский опросник участника похода</dc:title>
    <meta:initial-creator>Dobrushina</meta:initial-creator>
    <meta:creation-date>2008-06-10T16:57:00</meta:creation-date>
    <dc:date>2015-06-23T23:47:56.896253912</dc:date>
    <meta:editing-cycles>8</meta:editing-cycles>
    <meta:editing-duration>PT4M54S</meta:editing-duration>
    <meta:generator>LibreOffice/4.2.8.2$Linux_X86_64 LibreOffice_project/420m0$Build-2</meta:generator>
    <meta:document-statistic meta:table-count="2" meta:image-count="0" meta:object-count="0" meta:page-count="2" meta:paragraph-count="36" meta:word-count="258" meta:character-count="1832" meta:non-whitespace-character-count="1614"/>
  </office:meta>
</office:document-meta>
</file>